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3" style:family="table-cell" style:parent-style-name="Default" style:data-style-name="N37"/>
    <style:style style:name="ce2" style:family="table-cell" style:parent-style-name="Default" style:data-style-name="N36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1" table:number-columns-repeated="4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overtime</text:p>
          </table:table-cell>
        </table:table-row>
        <table:table-row table:style-name="ro1">
          <table:table-cell office:value-type="date" office:date-value="2019-01-07" calcext:value-type="date">
            <text:p>07.01.1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2]+[.B3]+[.B4]+[.B5]+[.B6]" office:value-type="float" office:value="48" calcext:value-type="float">
            <text:p>48</text:p>
          </table:table-cell>
          <table:table-cell table:formula="of:=[.D2]-40"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19-01-08" calcext:value-type="date">
            <text:p>08.01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01-15" calcext:value-type="date">
            <text:p>15.01.19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date" office:date-value="2019-01-22" calcext:value-type="date">
            <text:p>22.01.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01-29" calcext:value-type="date">
            <text:p>29.01.19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2-05" calcext:value-type="date">
            <text:p>05.02.1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8]+[.B9]+[.B10]+[.B11]+[.E2]" office:value-type="float" office:value="46" calcext:value-type="float">
            <text:p>46</text:p>
          </table:table-cell>
          <table:table-cell table:formula="of:=[.D8]-40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9-02-12" calcext:value-type="date">
            <text:p>12.02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19-02-19" calcext:value-type="date">
            <text:p>19.02.1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date" office:date-value="2019-02-26" calcext:value-type="date">
            <text:p>26.02.1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3-05" calcext:value-type="date">
            <text:p>05.03.19</text:p>
          </table:table-cell>
          <table:table-cell office:value-type="float" office:value="7" calcext:value-type="float">
            <text:p>7</text:p>
          </table:table-cell>
          <table:table-cell/>
          <table:table-cell table:formula="of:=[.B13]+[.B14]+[.B15]+[.E8]" office:value-type="float" office:value="28" calcext:value-type="float">
            <text:p>28</text:p>
          </table:table-cell>
          <table:table-cell table:formula="of:=[.D13]-40" office:value-type="float" office:value="-12" calcext:value-type="float">
            <text:p>-12</text:p>
          </table:table-cell>
        </table:table-row>
        <table:table-row table:style-name="ro1">
          <table:table-cell office:value-type="date" office:date-value="2019-03-12" calcext:value-type="date">
            <text:p>12.03.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03-19" calcext:value-type="date">
            <text:p>19.03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4-09" calcext:value-type="date">
            <text:p>09.04.19</text:p>
          </table:table-cell>
          <table:table-cell office:value-type="float" office:value="8" calcext:value-type="float">
            <text:p>8</text:p>
          </table:table-cell>
          <table:table-cell/>
          <table:table-cell table:formula="of:=[.B17]+[.B18]+[.B19]+[.B20]+[.E13]" office:value-type="float" office:value="23" calcext:value-type="float">
            <text:p>23</text:p>
          </table:table-cell>
          <table:table-cell table:formula="of:=[.D17]-40" office:value-type="float" office:value="-17" calcext:value-type="float">
            <text:p>-17</text:p>
          </table:table-cell>
        </table:table-row>
        <table:table-row table:style-name="ro1">
          <table:table-cell office:value-type="date" office:date-value="2019-04-16" calcext:value-type="date">
            <text:p>16.04.1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date" office:date-value="2019-04-25" calcext:value-type="date">
            <text:p>25.04.19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date" office:date-value="2019-04-30" calcext:value-type="date">
            <text:p>30.04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5-03" calcext:value-type="date">
            <text:p>03.05.1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22]+[.B23]+[.B24]+[.B25]+[.E17]+[.B26]+[.B27]+[.B28]+[.B29]+[.B30]" office:value-type="float" office:value="46" calcext:value-type="float">
            <text:p>46</text:p>
          </table:table-cell>
          <table:table-cell table:formula="of:=[.D22]-40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9-05-04" calcext:value-type="date">
            <text:p>04.05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5-07" calcext:value-type="date">
            <text:p>07.05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5-11" calcext:value-type="date">
            <text:p>11.05.19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date" office:date-value="2019-05-15" calcext:value-type="date">
            <text:p>15.05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05-17" calcext:value-type="date">
            <text:p>17.05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05-18" calcext:value-type="date">
            <text:p>18.05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5-25" calcext:value-type="date">
            <text:p>25.05.1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date" office:date-value="2019-05-27" calcext:value-type="date">
            <text:p>27.05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6-05" calcext:value-type="date">
            <text:p>05.06.19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32]+[.B33]+[.B34]+[.B35]+[.B36]+[.B37]+[.E22]" office:value-type="float" office:value="31" calcext:value-type="float">
            <text:p>31</text:p>
          </table:table-cell>
          <table:table-cell table:formula="of:=[.D32]-40" office:value-type="float" office:value="-9" calcext:value-type="float">
            <text:p>-9</text:p>
          </table:table-cell>
        </table:table-row>
        <table:table-row table:style-name="ro1">
          <table:table-cell office:value-type="date" office:date-value="2019-06-07" calcext:value-type="date">
            <text:p>07.06.1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date" office:date-value="2019-06-10" calcext:value-type="date">
            <text:p>10.06.1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date" office:date-value="2019-11-15" calcext:value-type="date">
            <text:p>15.11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11-16" calcext:value-type="date">
            <text:p>16.11.1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date" office:date-value="2019-06-26" calcext:value-type="date">
            <text:p>26.06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7-04" calcext:value-type="date">
            <text:p>04.07.19</text:p>
          </table:table-cell>
          <table:table-cell office:value-type="float" office:value="6" calcext:value-type="float">
            <text:p>6</text:p>
          </table:table-cell>
          <table:table-cell/>
          <table:table-cell table:formula="of:=[.B39]+[.B40]+[.B41]+[.B42]+[.B43]+[.B44]+[.B45]+[.B46]+[.B47]+[.B48]+[.E32]" office:value-type="float" office:value="46" calcext:value-type="float">
            <text:p>46</text:p>
          </table:table-cell>
          <table:table-cell table:formula="of:=[.D39]-40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9-07-10" calcext:value-type="date">
            <text:p>10.07.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07-15" calcext:value-type="date">
            <text:p>15.07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7-16" calcext:value-type="date">
            <text:p>16.07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19-07-17" calcext:value-type="date">
            <text:p>17.07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7-22" calcext:value-type="date">
            <text:p>22.07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7-23" calcext:value-type="date">
            <text:p>23.07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7-26" calcext:value-type="date">
            <text:p>26.07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7-28" calcext:value-type="date">
            <text:p>28.07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19-07-29" calcext:value-type="date">
            <text:p>29.07.19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table:style-name="ce2" office:value-type="date" office:date-value="2019-08-12" calcext:value-type="date">
            <text:p>12.08.2019</text:p>
          </table:table-cell>
          <table:table-cell office:value-type="float" office:value="6" calcext:value-type="float">
            <text:p>6</text:p>
          </table:table-cell>
          <table:table-cell/>
          <table:table-cell table:formula="of:=[.B50]+[.B51]+[.B52]+[.E39]" office:value-type="float" office:value="22" calcext:value-type="float">
            <text:p>22</text:p>
          </table:table-cell>
          <table:table-cell table:formula="of:=[.D50]-40" office:value-type="float" office:value="-18" calcext:value-type="float">
            <text:p>-18</text:p>
          </table:table-cell>
        </table:table-row>
        <table:table-row table:style-name="ro1">
          <table:table-cell office:value-type="date" office:date-value="2019-08-21" calcext:value-type="date">
            <text:p>21.08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8-23" calcext:value-type="date">
            <text:p>23.08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9-06" calcext:value-type="date">
            <text:p>06.09.19</text:p>
          </table:table-cell>
          <table:table-cell office:value-type="float" office:value="4" calcext:value-type="float">
            <text:p>4</text:p>
          </table:table-cell>
          <table:table-cell/>
          <table:table-cell table:formula="of:=[.B54]+[.B55]+[.B56]+[.B57]+[.B58]+[.B59]+[.B60]+[.B61]+[.B62]+[.B63]+[.B64]+[.B65]+[.B66]+[.B67]+[.B68]+[.B69]+[.B70]+[.B71]+[.B72]+[.B73]+[.E50]" office:value-type="float" office:value="96" calcext:value-type="float">
            <text:p>96</text:p>
          </table:table-cell>
          <table:table-cell table:formula="of:=[.D54]-40"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19-09-07" calcext:value-type="date">
            <text:p>07.09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9-08" calcext:value-type="date">
            <text:p>08.09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09-10" calcext:value-type="date">
            <text:p>10.09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9-12" calcext:value-type="date">
            <text:p>12.09.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09-13" calcext:value-type="date">
            <text:p>13.09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09-14" calcext:value-type="date">
            <text:p>14.09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9-15" calcext:value-type="date">
            <text:p>15.09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9-17" calcext:value-type="date">
            <text:p>17.09.19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date" office:date-value="2019-09-18" calcext:value-type="date">
            <text:p>18.09.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09-19" calcext:value-type="date">
            <text:p>19.09.19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date" office:date-value="2019-09-20" calcext:value-type="date">
            <text:p>20.09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9-23" calcext:value-type="date">
            <text:p>23.09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9-24" calcext:value-type="date">
            <text:p>24.09.19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date" office:date-value="2019-09-25" calcext:value-type="date">
            <text:p>25.09.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09-26" calcext:value-type="date">
            <text:p>26.09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19-09-27" calcext:value-type="date">
            <text:p>27.09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9-28" calcext:value-type="date">
            <text:p>28.09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9-29" calcext:value-type="date">
            <text:p>29.09.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09-30" calcext:value-type="date">
            <text:p>30.09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10-06" calcext:value-type="date">
            <text:p>06.10.19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75]+[.B76]+[.B77]+[.B78]+[.B79]+[.E54]" office:value-type="float" office:value="65" calcext:value-type="float">
            <text:p>65</text:p>
          </table:table-cell>
          <table:table-cell table:formula="of:=[.D75]-40" office:value-type="float" office:value="25" calcext:value-type="float">
            <text:p>25</text:p>
          </table:table-cell>
        </table:table-row>
        <table:table-row table:style-name="ro1">
          <table:table-cell office:value-type="date" office:date-value="2019-10-09" calcext:value-type="date">
            <text:p>09.10.19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date" office:date-value="2019-10-12" calcext:value-type="date">
            <text:p>12.10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2">00.00.0000</text:date>, <text:time style:data-style-name="N2" text:time-value="18:51:24.85779047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4T16:15:24.879670909</meta:creation-date>
    <meta:generator>LibreOffice/6.2.7.1$Linux_X86_64 LibreOffice_project/20$Build-1</meta:generator>
    <dc:date>2019-10-12T18:51:27.736918450</dc:date>
    <meta:editing-duration>P1DT1H44M30S</meta:editing-duration>
    <meta:editing-cycles>172</meta:editing-cycles>
    <meta:document-statistic meta:table-count="1" meta:cell-count="158" meta:object-count="0"/>
  </office:meta>
</office:document-meta>
</file>